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bba8"/>
    </style:style>
    <style:style style:name="T1" style:family="text">
      <style:text-properties officeooo:rsid="0012bb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@startuml<text:line-break/>interface Notification {<text:line-break/> <text:s/>+ sendNotification(message: String): void<text:line-break/>}<text:line-break/><text:line-break/>class NotificationService {<text:line-break/> <text:s/>+ sendNotification(message: String): void<text:line-break/>}<text:line-break/><text:line-break/><text:line-break/>class User {<text:line-break/> <text:s/>- id: UUID<text:line-break/> <text:s/>- createdAt : DateTime<text:line-break/> <text:s/>- updatedAt : DateTime<text:line-break/> <text:s/>- location : Location</text:p>
      <text:p text:style-name="P1">- <text:span text:style-name="T1">askedLocation : Location</text:span><text:line-break/> - name: String<text:line-break/> - email: String<text:line-break/> - location : &lt;Location&gt;<text:line-break/> - profilePhoto: &lt;Photo&gt;<text:line-break/> <text:s/>+ participateInWalk(walk: Walk): void<text:line-break/> + orderPhotoAlbum(selectedPhotos: Collection&lt;Photo&gt;): PhotoAlbum<text:line-break/> + getParticipatedWalks(): List&lt;Walk&gt;<text:line-break/> + askNotifications(walk: Walk) : void<text:line-break/> + getCreatedWalks() : List &lt;Walk&gt;</text:p>
      <text:p text:style-name="P1"><text:span text:style-name="T1">+ getLocation() : &lt;Location&gt;</text:span></text:p>
      <text:p text:style-name="P1"><text:span text:style-name="T1">+ askedLocation() : &lt;Location&gt;</text:span><text:line-break/>}<text:line-break/><text:line-break/>class Location {<text:line-break/> <text:s/>- id: UUID<text:line-break/> <text:s/>- createdAt : DateTime<text:line-break/> <text:s/>- updatedAt : DateTime<text:line-break/> <text:s/>- name: String<text:line-break/> <text:s/>- city : String<text:line-break/> <text:s/>- street : String<text:line-break/> <text:s/>- code : String<text:line-break/> // - latitude: float<text:line-break/> // - longitude: float<text:line-break/>}<text:line-break/><text:line-break/>class Park {<text:line-break/> <text:s/>- id : UUID<text:line-break/> <text:s/>- createdAt : DateTime<text:line-break/> <text:s/>- updatedAt : DateTime<text:line-break/> <text:s/>- name : String<text:line-break/> <text:s/>- location: &lt;Location&gt;<text:line-break/>}<text:line-break/><text:line-break/><text:soft-page-break/>class Walk { <text:line-break/>- id: UUID<text:line-break/>- createdAt : Date<text:line-break/>- updatedAt : Date<text:line-break/>- creator: &lt;User&gt;<text:line-break/>- title: String<text:line-break/>- description: String<text:line-break/>- customLocation : &lt;Location&gt; ou null<text:line-break/>- park : &lt;Park&gt; ou null<text:line-break/>- theme : String<text:line-break/>- mainPhoto: &lt;Photo&gt;<text:line-break/>- feedback : &lt;Feedback&gt;<text:line-break/>- datetime: DateTime<text:line-break/>- participants: Collection&lt;User&gt;<text:line-break/>- maxParticipants: int<text:line-break/> <text:line-break/> + getCustomLocation() : &lt;Location&gt;<text:line-break/> + getPark() : &lt;Park&gt;<text:line-break/> + getMainPhoto(): &lt;Photo&gt;<text:line-break/> + getFeedback(): Feedback<text:line-break/> + addParticipant(user: User): void<text:line-break/> + getParticipants() : Collection &lt;User&gt;<text:line-break/> + isFull(): boolean<text:line-break/>} <text:line-break/><text:line-break/>class Photo {<text:line-break/> <text:s/>- id: UUID<text:line-break/> <text:s/>- createdAt : Date<text:line-break/> <text:s/>- updatedAt : Date<text:line-break/> <text:s/>- filePath : String<text:line-break/> <text:s/>- fileName : String<text:line-break/> <text:s/>- owner : User<text:line-break/> <text:s/>- createdAt: DateTimeImmutable<text:line-break/>}<text:line-break/><text:line-break/>class Feedback {<text:line-break/> - id: int<text:line-break/> - creator: &lt;User&gt;<text:line-break/> - title: string<text:line-break/> - text: string<text:line-break/> - Photos: Collection&lt;Photo&gt;<text:line-break/> - Walk : &lt;Walk&gt;<text:line-break/> <text:line-break/> <text:s text:c="3"/>+ getPhotos(): Collection&lt;Photo&gt;<text:line-break/> <text:s text:c="3"/>+ getWalk(): &lt;Walk&gt;<text:line-break/> <text:s text:c="3"/><text:line-break/>}<text:line-break/><text:line-break/>class Chat {<text:line-break/> <text:s/>- id: UUID<text:line-break/> <text:s/>- walk : &lt;Walk&gt;<text:line-break/> <text:s/>+ addMessage(message: Message): void<text:line-break/><text:soft-page-break/> <text:s/>+ getMessages() : Collection &lt;Message&gt;<text:line-break/> <text:s/>+ deleteChat(Chat)<text:line-break/>}<text:line-break/><text:line-break/>class Message {<text:line-break/> <text:s/>- id: UUID<text:line-break/> <text:s/>- Chat : &lt;Chat&gt;<text:line-break/> <text:s/>- sender: &lt;User&gt;<text:line-break/> <text:s/>- content: String<text:line-break/> <text:s/>- timestamp: DateTime<text:line-break/> <text:s/><text:line-break/> <text:s/>+ getSender(): User<text:line-break/> <text:s/>+ getChat(): Chat<text:line-break/> <text:s/>+ deleteMessage(Message) <text:line-break/>}<text:line-break/><text:line-break/>class PhotoAlbum {<text:line-break/>- id: int<text:line-break/>- owner: User<text:line-break/>- photos: Collection&lt;Photo&gt;<text:line-break/><text:line-break/>+ getPhotos(): Collection&lt;Photo&gt;<text:line-break/>}<text:line-break/><text:line-break/>Walk --&gt; Location : located at<text:line-break/>Park --&gt; Location : located at<text:line-break/>' Notification is triggered whenever Walk is updated<text:line-break/>Walk --&gt; NotificationService : triggers notification on update<text:line-break/>Message --&gt; NotificationService : triggers notification when new message<text:line-break/>Feedback --&gt; NotificationService : triggers notification when new feedback<text:line-break/>NotificationService --&gt; Notification : implements<text:line-break/>Notification --&gt; User : sent to<text:line-break/>User --&gt; Walk : participates in<text:line-break/>User --&gt; Walk : creates<text:line-break/>User --&gt; Photo : has profile<text:line-break/>User --&gt; Location : resides at<text:line-break/>Feedback --&gt; Photo : contains<text:line-break/>Walk --&gt; Photo : has<text:line-break/>Walk --&gt; Chat : associated with<text:line-break/>Walk --&gt; Feedback : receives<text:line-break/>Feedback --&gt; User : posted by<text:line-break/>Chat --&gt; Message : contains<text:line-break/>Message --&gt; User : sender<text:line-break/>PhotoAlbum --&gt; Photo : includes<text:line-break/>User --&gt; PhotoAlbum : can order<text:line-break/>Walk --&gt; User : has participants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4T09:54:33.207000000</meta:creation-date>
    <dc:date>2025-03-09T14:03:10.784000000</dc:date>
    <meta:editing-duration>PT2H34M50S</meta:editing-duration>
    <meta:editing-cycles>7</meta:editing-cycles>
    <meta:generator>LibreOffice/7.2.0.4$Windows_x86 LibreOffice_project/9a9c6381e3f7a62afc1329bd359cc48accb6435b</meta:generator>
    <meta:document-statistic meta:table-count="0" meta:image-count="0" meta:object-count="0" meta:page-count="3" meta:paragraph-count="4" meta:word-count="506" meta:character-count="3138" meta:non-whitespace-character-count="2517"/>
  </office:meta>
</office:document-meta>
</file>